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bb9a5" officeooo:paragraph-rsid="000bb9a5"/>
    </style:style>
    <style:style style:name="P2" style:family="paragraph" style:parent-style-name="Standard">
      <style:text-properties style:font-name="Arial" fo:font-weight="normal" officeooo:rsid="000bb9a5" officeooo:paragraph-rsid="000bb9a5" style:font-weight-asian="normal" style:font-weight-complex="normal"/>
    </style:style>
    <style:style style:name="P3" style:family="paragraph" style:parent-style-name="Standard">
      <style:text-properties style:font-name="Arial" officeooo:rsid="000bb9a5" officeooo:paragraph-rsid="000bb9a5"/>
    </style:style>
    <style:style style:name="P4" style:family="paragraph" style:parent-style-name="Standard">
      <style:text-properties style:font-name="Arial" officeooo:rsid="000f6aaa" officeooo:paragraph-rsid="000f6aaa"/>
    </style:style>
    <style:style style:name="P5" style:family="paragraph" style:parent-style-name="Standard">
      <style:text-properties style:font-name="Arial" style:text-underline-style="solid" style:text-underline-width="auto" style:text-underline-color="font-color" officeooo:rsid="000bb9a5" officeooo:paragraph-rsid="000bb9a5"/>
    </style:style>
    <style:style style:name="T1" style:family="text">
      <style:text-properties fo:font-weight="bold" officeooo:rsid="000f6aaa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hai-style Pineapple Stirfry</text:span> </text:p>
      <text:p text:style-name="P1"><text:tab/></text:p>
      <text:p text:style-name="P1"/>
      <text:p text:style-name="P1"><text:span text:style-name="T2">Amount</text:span><text:tab/><text:tab/><text:span text:style-name="T2">Ingredient</text:span></text:p>
      <text:p text:style-name="P4">1 lb<text:tab/><text:tab/><text:tab/>Chicken</text:p>
      <text:p text:style-name="P4">1<text:tab/><text:tab/><text:tab/>Onion</text:p>
      <text:p text:style-name="P4">1 can<text:tab/><text:tab/><text:tab/>Pineapple Chunks</text:p>
      <text:p text:style-name="P4">1<text:tab/><text:tab/><text:tab/>Red Bell Pepper</text:p>
      <text:p text:style-name="P4">2 cloves<text:tab/><text:tab/>Garlic</text:p>
      <text:p text:style-name="P4"/>
      <text:p text:style-name="P4">¼ cup<text:tab/><text:tab/><text:tab/>Sweet Chili Sauce</text:p>
      <text:p text:style-name="P4">1tbsp<text:tab/><text:tab/><text:tab/>Fish Sauce</text:p>
      <text:p text:style-name="P4">1<text:tab/><text:tab/><text:tab/>Lime, juice of</text:p>
      <text:p text:style-name="P4">2 tbsp<text:tab/><text:tab/><text:tab/>Cilantro</text:p>
      <text:p text:style-name="P4">2 tbsp<text:tab/><text:tab/><text:tab/>Pineapple Juice</text:p>
      <text:p text:style-name="P1"/>
      <text:p text:style-name="P5">Cooking Instructions:</text:p>
      <text:p text:style-name="P4">Combine sauce ingredients (second set) in a bowl, and set aside</text:p>
      <text:p text:style-name="P4">Brown chicken in wok, and remove to plate</text:p>
      <text:p text:style-name="P4">Stirfry onion and bell pepper about 5 minutes</text:p>
      <text:p text:style-name="P4">Add pineapple and cook another 4,</text:p>
      <text:p text:style-name="P4">Add garlic and cook until just fragrant</text:p>
      <text:p text:style-name="P4">Add chicken and just enough sauce to coat everything</text:p>
      <text:p text:style-name="P4">Serve over rice or nood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15:54:46.197000000</meta:creation-date>
    <meta:editing-duration>PT9M20S</meta:editing-duration>
    <meta:editing-cycles>2</meta:editing-cycles>
    <meta:generator>LibreOffice/6.1.4.2$Windows_X86_64 LibreOffice_project/9d0f32d1f0b509096fd65e0d4bec26ddd1938fd3</meta:generator>
    <dc:date>2019-10-16T16:04:00.808000000</dc:date>
    <meta:print-date>2019-10-16T16:04:06.389000000</meta:print-date>
    <meta:document-statistic meta:table-count="0" meta:image-count="0" meta:object-count="0" meta:page-count="1" meta:paragraph-count="21" meta:word-count="96" meta:character-count="552" meta:non-whitespace-character-count="454"/>
  </office:meta>
</office:document-meta>
</file>